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6db52" officeooo:paragraph-rsid="0016db52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officeooo:rsid="00217dbd" officeooo:paragraph-rsid="00217dbd"/>
    </style:style>
    <style:style style:name="P4" style:family="paragraph" style:parent-style-name="Text_20_body" style:list-style-name="L1">
      <style:text-properties officeooo:rsid="001fbb4f" officeooo:paragraph-rsid="001fbb4f"/>
    </style:style>
    <style:style style:name="P5" style:family="paragraph" style:parent-style-name="Text_20_body" style:list-style-name="L1">
      <style:text-properties officeooo:rsid="00230a73" officeooo:paragraph-rsid="00230a73"/>
    </style:style>
    <style:style style:name="P6" style:family="paragraph" style:parent-style-name="Text_20_body" style:list-style-name="L1">
      <style:text-properties officeooo:rsid="0024bba1" officeooo:paragraph-rsid="0024bba1"/>
    </style:style>
    <style:style style:name="T1" style:family="text">
      <style:text-properties officeooo:rsid="001fbb4f"/>
    </style:style>
    <style:style style:name="T2" style:family="text">
      <style:text-properties style:text-position="super 58%"/>
    </style:style>
    <style:style style:name="T3" style:family="text">
      <style:text-properties officeooo:rsid="00249f9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 text:name="docs-internal-guid-8016dd54-b6aa-a282-6e0a-224b175c80401"/>Agenda Meeting <text:span text:style-name="T1">06</text:span>.0<text:span text:style-name="T1">3</text:span>.2015</text:h>
      <text:p text:style-name="Standard">Course<text:tab/><text:tab/>: Embedded Systems</text:p>
      <text:p text:style-name="P1">Group<text:tab/><text:tab/>: 16</text:p>
      <text:p text:style-name="Standard">President<text:tab/>: <text:span text:style-name="T1">Maarten</text:span></text:p>
      <text:p text:style-name="Text_20_body">Secretary<text:tab/>: <text:span text:style-name="T1">Tudor</text:span></text:p>
      <text:list xml:id="list6174775750852345205" text:style-name="L1">
        <text:list-item>
          <text:p text:style-name="P3">Attendance</text:p>
        </text:list-item>
        <text:list-item>
          <text:p text:style-name="P4">Minutes last meeting</text:p>
        </text:list-item>
        <text:list-item>
          <text:p text:style-name="P3">Feedback</text:p>
          <text:list>
            <text:list-item>
              <text:p text:style-name="P3">Machine Design</text:p>
            </text:list-item>
            <text:list-item>
              <text:p text:style-name="P6">Work Plan</text:p>
            </text:list-item>
          </text:list>
        </text:list-item>
        <text:list-item>
          <text:p text:style-name="P2">Status</text:p>
          <text:list>
            <text:list-item>
              <text:p text:style-name="P3">Software Specification</text:p>
            </text:list-item>
          </text:list>
        </text:list-item>
        <text:list-item>
          <text:p text:style-name="P2">Questions</text:p>
          <text:list>
            <text:list-item>
              <text:p text:style-name="P3">Software Specification</text:p>
              <text:list>
                <text:list-item>
                  <text:p text:style-name="P3">Can we decide to add the display as an output at a later stage or should we decide on that now? </text:p>
                </text:list-item>
              </text:list>
            </text:list-item>
            <text:list-item>
              <text:p text:style-name="P5">Mid-term presentation</text:p>
              <text:list>
                <text:list-item>
                  <text:p text:style-name="P5"><text:span text:style-name="T3">Mister </text:span>Van der Woude said we would hear about how the resit will take place, on the 3<text:span text:style-name="T2">rd</text:span> of March in the afternoon. Unfortunately we didn't. Is there any new information on this? 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3T14:39:32.325470396</meta:creation-date>
    <dc:date>2015-03-05T16:10:47.973000000</dc:date>
    <meta:editing-duration>PT1H39M34S</meta:editing-duration>
    <meta:editing-cycles>14</meta:editing-cycles>
    <meta:generator>LibreOffice/4.4.0.3$Windows_x86 LibreOffice_project/de093506bcdc5fafd9023ee680b8c60e3e0645d7</meta:generator>
    <meta:document-statistic meta:table-count="0" meta:image-count="0" meta:object-count="0" meta:page-count="1" meta:paragraph-count="17" meta:word-count="99" meta:character-count="537" meta:non-whitespace-character-count="463"/>
  </office:meta>
</office:document-meta>
</file>